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5e1" officeooo:paragraph-rsid="000dd5e1"/>
    </style:style>
    <style:style style:name="P2" style:family="paragraph" style:parent-style-name="Standard">
      <style:paragraph-properties fo:text-align="end" style:justify-single-word="false"/>
      <style:text-properties officeooo:rsid="000dd5e1" officeooo:paragraph-rsid="000dd5e1"/>
    </style:style>
    <style:style style:name="P3" style:family="paragraph" style:parent-style-name="Standard">
      <style:paragraph-properties fo:text-align="start" style:justify-single-word="false"/>
      <style:text-properties officeooo:rsid="000dd5e1" officeooo:paragraph-rsid="000dd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이 과목을 왜 수강하는가? </text:p>
      <text:p text:style-name="P2">20111166 신문방송학과</text:p>
      <text:p text:style-name="P2">윤재호</text:p>
      <text:p text:style-name="P2"/>
      <text:p text:style-name="P2"/>
      <text:p text:style-name="P3">개요</text:p>
      <text:p text:style-name="P3">1. <text:s/>컨텐츠 기획 - 꼭 필요한 것</text:p>
      <text:p text:style-name="P3"/>
      <text:p text:style-name="P3">2. 컨텐츠 제작의 능력을 갖춰나갈 것. 그러자면 기획 역시 필요하다.</text:p>
      <text:p text:style-name="P3"/>
      <text:p text:style-name="P3"/>
      <text:p text:style-name="P3"/>
      <text:p text:style-name="P3"><text:tab/>커뮤니케이션 학과를 마무리하는 수업이라 할 수 있는 컨텐츠 기획론은 강의의 명칭만으로도 들어야 할 가치가 있다고 생각합니다. 대학 4년간의 교육 이후 지식은 배웠지만 그 지식을 토대로 컨텐츠를 만들어낼 능력이 없다면 그 배움은 값어치가 떨어질 수 밖에 없습니다. 컨텐츠 기획론이 지향하는 창의적, 종합적, 경쟁력 있는 컨텐츠 기획은 그 동안의 배움을 활용할 수 있는 능력을 배양할 수 있도록 도움을 줄 수 있습니다. 앞으로 4차 산업이 본격적으로 진행되면 자신만의 창의적인 컨텐츠를 기획하고 생산하는 능력이 더욱 중요해질 것입니다. 그렇기에 컨텐츠 기획론은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4:04:07.981142137</meta:creation-date>
    <meta:generator>LibreOffice/5.3.1.2$Linux_X86_64 LibreOffice_project/30m0$Build-2</meta:generator>
    <dc:date>2017-09-04T15:22:09.318973070</dc:date>
    <meta:editing-duration>PT34M7S</meta:editing-duration>
    <meta:editing-cycles>3</meta:editing-cycles>
    <meta:document-statistic meta:table-count="0" meta:image-count="0" meta:object-count="0" meta:page-count="1" meta:paragraph-count="7" meta:word-count="300" meta:character-count="407" meta:non-whitespace-character-count="309"/>
  </office:meta>
</office:document-meta>
</file>